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3.0807in"/>
    </style:style>
    <style:style style:name="co4" style:family="table-column">
      <style:table-column-properties fo:break-before="auto" style:column-width="0.613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8898in"/>
    </style:style>
    <style:style style:name="co7" style:family="table-column">
      <style:table-column-properties fo:break-before="auto" style:column-width="4.26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4"/>
  </office:automatic-styles>
  <office:body>
    <office:spreadsheet>
      <table:table table:name="A1050 Version 1.0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" office:value-type="string" table:number-columns-spanned="4" table:number-rows-spanned="1">
            <text:p>for reference only. <text:s/>1H2021 costs in USD$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Item #</text:p>
          </table:table-cell>
          <table:table-cell office:value-type="string">
            <text:p>Description</text:p>
          </table:table-cell>
          <table:table-cell office:value-type="string">
            <text:p>Number</text:p>
          </table:table-cell>
          <table:table-cell office:value-type="string">
            <text:p>Unit cost</text:p>
          </table:table-cell>
          <table:table-cell office:value-type="string">
            <text:p>Cost</text:p>
          </table:table-cell>
          <table:table-cell office:value-type="string">
            <text:p>Ship</text:p>
          </table:table-cell>
          <table:table-cell office:value-type="string">
            <text:p>Total</text:p>
          </table:table-cell>
          <table:table-cell office:value-type="string">
            <text:p>Link</text:p>
          </table:table-cell>
          <table:table-cell office:value-type="string">
            <text:p>datasheet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RAM, HM50464P-15 (64k x 4) or equivalent</text:p>
          </table:table-cell>
          <table:table-cell office:value-type="float" office:value="8">
            <text:p>8</text:p>
          </table:table-cell>
          <table:table-cell office:value-type="float" office:value="1.875">
            <text:p>1.88</text:p>
          </table:table-cell>
          <table:table-cell table:formula="of:=[.D4]*[.E4]"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SUM([.F4:.G4])" office:value-type="float" office:value="26">
            <text:p>26</text:p>
          </table:table-cell>
          <table:table-cell office:value-type="string">
            <text:p><text:a xlink:href="https://www.questcomp.com/part/4/HM50464P-15/216503153">https://www.questcomp.com/part/4/HM50464P-15/216503153</text:a></text:p>
          </table:table-cell>
          <table:table-cell office:value-type="string">
            <text:p><text:a xlink:href="https://rocelec.widen.net/view/pdf/i3gbnikep9/TXIIS146290-1.pdf?t.download=true&amp;u=5oefqw">https://rocelec.widen.net/view/pdf/i3gbnikep9/TXIIS146290-1.pdf?t.download=true&amp;u=5oefqw</text:a>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DIP-16 socket</text:p>
          </table:table-cell>
          <table:table-cell office:value-type="float" office:value="2">
            <text:p>2</text:p>
          </table:table-cell>
          <table:table-cell office:value-type="float" office:value="0.26">
            <text:p>0.26</text:p>
          </table:table-cell>
          <table:table-cell table:formula="of:=[.D5]*[.E5]" office:value-type="float" office:value="0.52">
            <text:p>0.52</text:p>
          </table:table-cell>
          <table:table-cell office:value-type="float" office:value="7.99">
            <text:p>7.99</text:p>
          </table:table-cell>
          <table:table-cell table:formula="of:=SUM([.F5:.G5])" office:value-type="float" office:value="8.51">
            <text:p>8.51</text:p>
          </table:table-cell>
          <table:table-cell office:value-type="string">
            <text:p><text:a xlink:href="https://www.mouser.com/ProductDetail/571-1-2199298-4">https://www.mouser.com/ProductDetail/571-1-2199298-4</text:a></text:p>
          </table:table-cell>
          <table:table-cell office:value-type="string">
            <text:p><text:a xlink:href="https://www.mouser.com/datasheet/2/418/7/ENG_CD_2199298_A_baseFilename-2029528.pdf">https://www.mouser.com/datasheet/2/418/7/ENG_CD_2199298_A_baseFilename-2029528.pdf</text:a>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DIP-18 socket</text:p>
          </table:table-cell>
          <table:table-cell office:value-type="float" office:value="8">
            <text:p>8</text:p>
          </table:table-cell>
          <table:table-cell office:value-type="float" office:value="0.287">
            <text:p>0.29</text:p>
          </table:table-cell>
          <table:table-cell table:formula="of:=[.D6]*[.E6]" office:value-type="float" office:value="2.296">
            <text:p>2.3</text:p>
          </table:table-cell>
          <table:table-cell/>
          <table:table-cell table:formula="of:=SUM([.F6:.G6])" office:value-type="float" office:value="2.296">
            <text:p>2.3</text:p>
          </table:table-cell>
          <table:table-cell office:value-type="string">
            <text:p><text:a xlink:href="https://www.mouser.com/ProductDetail/649-DILB18P223TLF">https://www.mouser.com/ProductDetail/649-DILB18P223TLF</text:a></text:p>
          </table:table-cell>
          <table:table-cell office:value-type="string">
            <text:p><text:a xlink:href="https://www.mouser.com/datasheet/2/18/10052485-1361079.pdf">https://www.mouser.com/datasheet/2/18/10052485-1361079.pdf</text:a>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Card edge connector, 60 position</text:p>
          </table:table-cell>
          <table:table-cell office:value-type="float" office:value="1">
            <text:p>1</text:p>
          </table:table-cell>
          <table:table-cell office:value-type="float" office:value="14.44">
            <text:p>14.44</text:p>
          </table:table-cell>
          <table:table-cell table:formula="of:=[.D7]*[.E7]" office:value-type="float" office:value="14.44">
            <text:p>14.44</text:p>
          </table:table-cell>
          <table:table-cell/>
          <table:table-cell table:formula="of:=SUM([.F7:.G7])" office:value-type="float" office:value="14.44">
            <text:p>14.44</text:p>
          </table:table-cell>
          <table:table-cell office:value-type="string">
            <text:p><text:a xlink:href="https://www.mouser.com/ProductDetail/587-337-060-540-202">https://www.mouser.com/ProductDetail/587-337-060-540-202</text:a></text:p>
          </table:table-cell>
          <table:table-cell office:value-type="string">
            <text:p><text:a xlink:href="https://www.mouser.com/datasheet/2/123/3/337_060_540_202___EDAC_Card_Edge_Connector-2227262.pdf">https://www.mouser.com/datasheet/2/123/3/337_060_540_202___EDAC_Card_Edge_Connector-2227262.pdf</text:a>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Resistor array 22 ohm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  <table:table-cell table:formula="of:=[.D8]*[.E8]" office:value-type="float" office:value="1.43">
            <text:p>1.43</text:p>
          </table:table-cell>
          <table:table-cell/>
          <table:table-cell table:formula="of:=SUM([.F8:.G8])" office:value-type="float" office:value="1.43">
            <text:p>1.43</text:p>
          </table:table-cell>
          <table:table-cell office:value-type="string">
            <text:p><text:a xlink:href="https://www.mouser.com/ProductDetail/652-4116R-1LF-22">https://www.mouser.com/ProductDetail/652-4116R-1LF-22</text:a></text:p>
          </table:table-cell>
          <table:table-cell office:value-type="string">
            <text:p><text:a xlink:href="https://www.mouser.com/datasheet/2/54/4100R-776985.pdf">https://www.mouser.com/datasheet/2/54/4100R-776985.pdf</text:a>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resistor array 39 ohm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table:formula="of:=[.D9]*[.E9]" office:value-type="float" office:value="1.4">
            <text:p>1.4</text:p>
          </table:table-cell>
          <table:table-cell/>
          <table:table-cell table:formula="of:=SUM([.F9:.G9])" office:value-type="float" office:value="1.4">
            <text:p>1.4</text:p>
          </table:table-cell>
          <table:table-cell office:value-type="string">
            <text:p><text:a xlink:href="https://www.mouser.com/ProductDetail/652-4116R-1LF-22">https://www.mouser.com/ProductDetail/652-4116R-1LF-22</text:a></text:p>
          </table:table-cell>
          <table:table-cell office:value-type="string">
            <text:p><text:a xlink:href="https://www.mouser.com/datasheet/2/54/4100R-776985.pdf">https://www.mouser.com/datasheet/2/54/4100R-776985.pdf</text:a>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Capacitor, 0.22uf</text:p>
          </table:table-cell>
          <table:table-cell office:value-type="float" office:value="8">
            <text:p>8</text:p>
          </table:table-cell>
          <table:table-cell office:value-type="float" office:value="0.26">
            <text:p>0.26</text:p>
          </table:table-cell>
          <table:table-cell table:formula="of:=[.D10]*[.E10]" office:value-type="float" office:value="2.08">
            <text:p>2.08</text:p>
          </table:table-cell>
          <table:table-cell/>
          <table:table-cell table:formula="of:=SUM([.F10:.G10])" office:value-type="float" office:value="2.08">
            <text:p>2.08</text:p>
          </table:table-cell>
          <table:table-cell office:value-type="string">
            <text:p><text:a xlink:href="https://www.mouser.com/ProductDetail/581-SR215C224KARTR2">https://www.mouser.com/ProductDetail/581-SR215C224KARTR2</text:a></text:p>
          </table:table-cell>
          <table:table-cell office:value-type="string">
            <text:p>https://www.mouser.com/datasheet/2/40/SR_Series-1016911.pdf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Capacitor, 10uf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  <table:table-cell table:formula="of:=[.D11]*[.E11]" office:value-type="float" office:value="1.32">
            <text:p>1.32</text:p>
          </table:table-cell>
          <table:table-cell/>
          <table:table-cell table:formula="of:=SUM([.F11:.G11])" office:value-type="float" office:value="1.32">
            <text:p>1.32</text:p>
          </table:table-cell>
          <table:table-cell office:value-type="string">
            <text:p><text:a xlink:href="https://www.mouser.com/ProductDetail/81-RDEC71H106K3K1H3B">https://www.mouser.com/ProductDetail/81-RDEC71H106K3K1H3B</text:a></text:p>
          </table:table-cell>
          <table:table-cell office:value-type="string">
            <text:p><text:a xlink:href="https://www.mouser.com/datasheet/2/281/RDE_X7R_X7S_25V_100V_E-1671041.pdf">https://www.mouser.com/datasheet/2/281/RDE_X7R_X7S_25V_100V_E-1671041.pdf</text:a>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Circuit card</text:p>
          </table:table-cell>
          <table:table-cell office:value-type="float" office:value="1">
            <text:p>1</text:p>
          </table:table-cell>
          <table:table-cell table:formula="of:=16.96/5" office:value-type="float" office:value="3.392">
            <text:p>3.39</text:p>
          </table:table-cell>
          <table:table-cell table:formula="of:=[.D12]*[.E12]" office:value-type="float" office:value="3.392">
            <text:p>3.39</text:p>
          </table:table-cell>
          <table:table-cell office:value-type="float" office:value="16.52">
            <text:p>16.52</text:p>
          </table:table-cell>
          <table:table-cell table:formula="of:=SUM([.F12:.G12])" office:value-type="float" office:value="19.912">
            <text:p>19.91</text:p>
          </table:table-cell>
          <table:table-cell office:value-type="string">
            <text:p><text:a xlink:href="https://www.nextpcb.com/">https://www.nextpcb.com/</text:a></text:p>
          </table:table-cell>
          <table:table-cell office:value-type="string">
            <text:p>Note you may need to purchase additional PCB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>
            <text:p>Total</text:p>
          </table:table-cell>
          <table:table-cell table:style-name="ce3" table:formula="of:=SUM([.H4:.H14])" office:value-type="currency" office:currency="USD" office:value="77.388">
            <text:p>$77.39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8">07/28/2021</text:date>, <text:time>13:0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1M37S</meta:editing-duration>
    <meta:editing-cycles>18</meta:editing-cycles>
    <meta:generator>OpenOffice/4.1.2$Win32 OpenOffice.org_project/412m3$Build-9782</meta:generator>
    <dc:date>2021-07-28T13:03:21.16</dc:date>
    <dc:creator>Steve </dc:creator>
    <meta:document-statistic meta:table-count="1" meta:cell-count="87" meta:object-count="0"/>
    <meta:user-defined meta:name="Info 1"/>
    <meta:user-defined meta:name="Info 2"/>
    <meta:user-defined meta:name="Info 3"/>
    <meta:user-defined meta:name="Info 4"/>
  </office:meta>
</office:document-meta>
</file>